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53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54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55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56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57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58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59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60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61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62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63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6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65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66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67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68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69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70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71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72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73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74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75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76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77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78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79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80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8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82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83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84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85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86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87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88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89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90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91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92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93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94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95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96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97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98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00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01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02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03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04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05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06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07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08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09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10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11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12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13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14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15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16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17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18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19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20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21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22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23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24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2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2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27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28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29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30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31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32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33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134" style:family="paragraph" style:parent-style-name="Standard">
      <style:text-properties fo:font-weight="bold" officeooo:rsid="00b8a491" officeooo:paragraph-rsid="00b8a491" style:font-weight-asian="bold" style:font-weight-complex="bold"/>
    </style:style>
    <style:style style:name="P135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136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137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38" style:family="paragraph" style:parent-style-name="Standard" style:list-style-name="L12">
      <style:text-properties officeooo:rsid="009a9ddc" officeooo:paragraph-rsid="009a9ddc"/>
    </style:style>
    <style:style style:name="P139" style:family="paragraph" style:parent-style-name="Standard" style:list-style-name="L18">
      <style:text-properties officeooo:paragraph-rsid="00ba59c5"/>
    </style:style>
    <style:style style:name="P140" style:family="paragraph" style:parent-style-name="Standard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officeooo:rsid="0031251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89c7" style:font-weight-asian="bold" style:font-weight-complex="bold"/>
    </style:style>
    <style:style style:name="T9" style:family="text">
      <style:text-properties fo:font-weight="bold" officeooo:rsid="005eec78" style:font-weight-asian="bold" style:font-weight-complex="bold"/>
    </style:style>
    <style:style style:name="T10" style:family="text">
      <style:text-properties fo:font-weight="bold" officeooo:rsid="00b1d311" style:font-weight-asian="bold" style:font-weight-complex="bold"/>
    </style:style>
    <style:style style:name="T11" style:family="text">
      <style:text-properties fo:font-weight="bold" officeooo:rsid="00b488c6" style:font-weight-asian="bold" style:font-weight-complex="bold"/>
    </style:style>
    <style:style style:name="T12" style:family="text">
      <style:text-properties fo:font-weight="bold" officeooo:rsid="00b5aa66" style:font-weight-asian="bold" style:font-weight-complex="bold"/>
    </style:style>
    <style:style style:name="T13" style:family="text">
      <style:text-properties officeooo:rsid="003ecb07"/>
    </style:style>
    <style:style style:name="T14" style:family="text">
      <style:text-properties officeooo:rsid="003f1b83"/>
    </style:style>
    <style:style style:name="T15" style:family="text">
      <style:text-properties fo:color="#ce181e"/>
    </style:style>
    <style:style style:name="T16" style:family="text">
      <style:text-properties officeooo:rsid="00543e01"/>
    </style:style>
    <style:style style:name="T17" style:family="text">
      <style:text-properties officeooo:rsid="00576931"/>
    </style:style>
    <style:style style:name="T18" style:family="text">
      <style:text-properties officeooo:rsid="006c1230"/>
    </style:style>
    <style:style style:name="T19" style:family="text">
      <style:text-properties officeooo:rsid="007922b5"/>
    </style:style>
    <style:style style:name="T20" style:family="text">
      <style:text-properties officeooo:rsid="007bb70b"/>
    </style:style>
    <style:style style:name="T21" style:family="text">
      <style:text-properties officeooo:rsid="007c0f63"/>
    </style:style>
    <style:style style:name="T22" style:family="text">
      <style:text-properties officeooo:rsid="007c78dc"/>
    </style:style>
    <style:style style:name="T23" style:family="text">
      <style:text-properties style:text-position="super 58%"/>
    </style:style>
    <style:style style:name="T24" style:family="text">
      <style:text-properties officeooo:rsid="0080b499"/>
    </style:style>
    <style:style style:name="T25" style:family="text">
      <style:text-properties officeooo:rsid="008b6f88"/>
    </style:style>
    <style:style style:name="T26" style:family="text">
      <style:text-properties officeooo:rsid="009b4733"/>
    </style:style>
    <style:style style:name="T27" style:family="text">
      <style:text-properties officeooo:rsid="00a0e2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Notes on React and Redux</text:p>
      <text:p text:style-name="P1">React </text:p>
      <text:list xml:id="list106957064" text:style-name="L1">
        <text:list-item>
          <text:p text:style-name="P100">javascript library that handles <text:span text:style-name="T1">outputting</text:span> content and user interaction.</text:p>
        </text:list-item>
        <text:list-item>
          <text:p text:style-name="P101">Create components to manage the stuff </text:p>
          <text:list>
            <text:list-item>
              <text:p text:style-name="P101"><text:span text:style-name="T8">component is a function or a class that produces HTML using jsx and handle user feedback.</text:span> </text:p>
            </text:list-item>
          </text:list>
        </text:list-item>
        <text:list-item>
          <text:p text:style-name="P125">event handler – <text:span text:style-name="T2">manages the user actions</text:span></text:p>
        </text:list-item>
        <text:list-item>
          <text:p text:style-name="P126">React library – defines what a component is and how they work together</text:p>
        </text:list-item>
        <text:list-item>
          <text:p text:style-name="P126">ReactDOM – how to take a component and make it show up on the DOM</text:p>
        </text:list-item>
      </text:list>
      <text:p text:style-name="P52"/>
      <text:p text:style-name="P2">JSX</text:p>
      <text:list xml:id="list4136995269" text:style-name="L2">
        <text:list-item>
          <text:p text:style-name="P102">javascript extension, determines the content of our react app just like normal HTML </text:p>
        </text:list-item>
      </text:list>
      <text:p text:style-name="P53"/>
      <text:p text:style-name="P4">Setup</text:p>
      <text:p text:style-name="P4">Install Node</text:p>
      <text:p text:style-name="P3">Create-react-app </text:p>
      <text:p text:style-name="P64">npm package for boilerplate code for react apps </text:p>
      <text:p text:style-name="P64">command: sudo npm install -g create-react-app <text:s/></text:p>
      <text:list xml:id="list1591557206" text:style-name="L3">
        <text:list-item>
          <text:p text:style-name="P103">creating an application </text:p>
        </text:list-item>
        <text:list-item>
          <text:p text:style-name="P103">command: create-react-app &lt;command&gt; </text:p>
        </text:list-item>
      </text:list>
      <text:p text:style-name="P54"/>
      <text:p text:style-name="P5">Why does create-react-app install many packages?</text:p>
      <text:p text:style-name="P55">Dependencies installed include Babel, Webpack, and Dev Server </text:p>
      <text:p text:style-name="P6">babel – <text:span text:style-name="T2">javascript transpiler – translate new ecmascript into old javascript </text:span></text:p>
      <text:p text:style-name="P66">Useful for running newer code on legacy browsers</text:p>
      <text:p text:style-name="P7">What does it include in a new create-react-app? </text:p>
      <text:p text:style-name="P56">Src – <text:span text:style-name="T6">source code</text:span></text:p>
      <text:p text:style-name="P56">public – <text:span text:style-name="T6">store static files like images</text:span></text:p>
      <text:p text:style-name="P56">node_modules – <text:span text:style-name="T6">contains all project dependencies</text:span></text:p>
      <text:p text:style-name="P56">package.json – <text:span text:style-name="T6">records our project dependencies</text:span></text:p>
      <text:p text:style-name="P57">package-lock.json – records exact version of dependencies</text:p>
      <text:p text:style-name="P56">readme.md – <text:span text:style-name="T6">instructions on how to use the project</text:span></text:p>
      <text:p text:style-name="P67"/>
      <text:p text:style-name="P8"><text:span text:style-name="T15">Bookmark – Notes on JSX Module</text:span> </text:p>
      <text:p text:style-name="P8">JXS </text:p>
      <text:p text:style-name="P58">javascript extended </text:p>
      <text:p text:style-name="P59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64"/>
      <text:p text:style-name="P10">ERROR – INLINE STYLING TO AN INDIVIDUAL ELEMENT</text:p>
      <text:p text:style-name="P65">The `style` prop expects a mapping from style properties to values, not a string. </text:p>
      <text:p text:style-name="P11">Change the syntax:</text:p>
      <text:p text:style-name="P60">example</text:p>
      <text:p text:style-name="P60">&lt;div style = {{backgroundColor:’red’}}&gt;&lt;/div&gt;</text:p>
      <text:p text:style-name="P12">Reference an object <text:span text:style-name="T13">to apply styling </text:span></text:p>
      <text:p text:style-name="P68">example 2</text:p>
      <text:p text:style-name="P61"><text:span text:style-name="T2">&lt;div style = {{b</text:span><text:span text:style-name="T14">order: ‘1px solid red’</text:span><text:span text:style-name="T2">}}&gt;&lt;/div&gt;</text:span></text:p>
      <text:p text:style-name="P13"><text:soft-page-break/>Class vs ClassName</text:p>
      <text:p text:style-name="P69">In HTML, you use class</text:p>
      <text:p text:style-name="P69">ex.</text:p>
      <text:p text:style-name="P69">&lt;h1 class=”green”&gt; hi &lt;/h1&gt;</text:p>
      <text:p text:style-name="P69">In JSX, you use className</text:p>
      <text:p text:style-name="P69">ex.</text:p>
      <text:p text:style-name="P69">&lt;h1 className=”green”&gt; hi &lt;/h1&gt;</text:p>
      <text:p text:style-name="P64"/>
      <text:p text:style-name="P14">How about referencing variables in JSX?</text:p>
      <text:p text:style-name="P70">Use {} to reference it</text:p>
      <text:p text:style-name="P71">ex. </text:p>
      <text:p text:style-name="P71">const buttontext=”clicked”;</text:p>
      <text:p text:style-name="P71">&lt;h1&gt;{buttontext} &lt;/h1&gt;</text:p>
      <text:p text:style-name="P71"/>
      <text:p text:style-name="P15">Values JSX cannot show.</text:p>
      <text:p text:style-name="P62"><text:span text:style-name="T7">Objects</text:span> are not valid as a React child</text:p>
      <text:p text:style-name="P63">You can use objects but you must reference their childs.</text:p>
      <text:p text:style-name="P71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64"/>
      <text:p text:style-name="P19">3 pillars of React Component Usage</text:p>
      <text:list xml:id="list1372180161" text:style-name="L4">
        <text:list-item>
          <text:p text:style-name="P127">Component nesting – <text:span text:style-name="T2">component within anther component</text:span></text:p>
        </text:list-item>
        <text:list-item>
          <text:p text:style-name="P127">component reuseability – <text:span text:style-name="T2">reusable code</text:span></text:p>
        </text:list-item>
        <text:list-item>
          <text:p text:style-name="P127">component configuration – <text:span text:style-name="T2">configure a component when it is created</text:span></text:p>
        </text:list-item>
      </text:list>
      <text:p text:style-name="P64"/>
      <text:p text:style-name="P20">Styling options for React</text:p>
      <text:p text:style-name="P72">Semantics-U<text:span text:style-name="T16">I</text:span></text:p>
      <text:p text:style-name="P64"/>
      <text:p text:style-name="P21">How to use components ?</text:p>
      <text:p text:style-name="P21">Use the tags.</text:p>
      <text:p text:style-name="P73">&lt;<text:span text:style-name="T17">nameofcomponent</text:span> /&gt; </text:p>
      <text:p text:style-name="P73"/>
      <text:p text:style-name="P22">How to use the props in JSX</text:p>
      <text:p text:style-name="P23">props – <text:span text:style-name="T2">system to pass data from the parent down to the child. </text:span></text:p>
      <text:p text:style-name="P74">Example </text:p>
      <text:p text:style-name="P74">&lt;component propname= “prop-value”/&gt;</text:p>
      <text:p text:style-name="P24">Passing javascript variables using props</text:p>
      <text:p text:style-name="P75">const text=”hi”;</text:p>
      <text:p text:style-name="P75">&lt;comment texter={text}/&gt;</text:p>
      <text:p text:style-name="P64"/>
      <text:p text:style-name="P94">Class based components vs Function based components</text:p>
      <text:p text:style-name="P76">Function based – use for simple content</text:p>
      <text:p text:style-name="P76">Class based – use for complex components</text:p>
      <text:list xml:id="list1062174396" text:style-name="L5">
        <text:list-item>
          <text:p text:style-name="P104">easier time organizing code </text:p>
        </text:list-item>
        <text:list-item>
          <text:p text:style-name="P104">can use state to handle user input </text:p>
        </text:list-item>
        <text:list-item>
          <text:p text:style-name="P104">can understand lifecycle events <text:span text:style-name="T9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250478844" text:style-name="L6">
        <text:list-item>
          <text:p text:style-name="P105">Must be a javascript class </text:p>
        </text:list-item>
        <text:list-item>
          <text:p text:style-name="P105">must extend (subclass) react.component </text:p>
        </text:list-item>
        <text:list-item>
          <text:p text:style-name="P105">must define a render method that returns some amount of jsx</text:p>
        </text:list-item>
      </text:list>
      <text:p text:style-name="P64"/>
      <text:p text:style-name="P95">State in React Components</text:p>
      <text:p text:style-name="P27">Rules of state</text:p>
      <text:list xml:id="list1014997768" text:style-name="L7">
        <text:list-item>
          <text:p text:style-name="P106">usable only with class components </text:p>
        </text:list-item>
        <text:list-item>
          <text:p text:style-name="P106">you will confuse props with state!</text:p>
        </text:list-item>
        <text:list-item>
          <text:p text:style-name="P106"><text:span text:style-name="T7">State is a JS object</text:span> that contains dta to a component </text:p>
        </text:list-item>
        <text:list-item>
          <text:p text:style-name="P107">updating the state will cause the component to rerender immediately </text:p>
        </text:list-item>
        <text:list-item>
          <text:p text:style-name="P107">state must be initialized <text:span text:style-name="T18">when component is created</text:span></text:p>
        </text:list-item>
        <text:list-item>
          <text:p text:style-name="P107">state can only be updated by the setState property </text:p>
        </text:list-item>
      </text:list>
      <text:p text:style-name="P64"/>
      <text:p text:style-name="P28">What is super?</text:p>
      <text:p text:style-name="P77">class App extends React.Component{</text:p>
      <text:p text:style-name="P77"><text:s text:c="2"/>constructor(props){</text:p>
      <text:p text:style-name="P77"><text:s text:c="4"/>super(props);</text:p>
      <text:p text:style-name="P77"><text:s text:c="2"/>}</text:p>
      <text:list xml:id="list2925360706" text:style-name="L8">
        <text:list-item>
          <text:p text:style-name="P108">we are overriding the constructor class that is in the React.component class. </text:p>
        </text:list-item>
        <text:list-item>
          <text:p text:style-name="P108">It is a reference to the parents constructor function </text:p>
        </text:list-item>
      </text:list>
      <text:p text:style-name="P64"/>
      <text:p text:style-name="P29">You only do initial assignment in the constructor. </text:p>
      <text:p text:style-name="P29"/>
      <text:p text:style-name="P96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87"/>
      <text:p text:style-name="P87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31"><text:soft-page-break/>Component Lifecycle Methods</text:p>
      <text:p text:style-name="P31">Functions called during a components lifecycle</text:p>
      <text:list xml:id="list4154145270" text:style-name="L9">
        <text:list-item>
          <text:p text:style-name="P109">constructor – called when new instance of component is created</text:p>
          <text:list>
            <text:list-item>
              <text:p text:style-name="P110">ONLY INVOKED 1 TIME</text:p>
            </text:list-item>
          </text:list>
        </text:list-item>
        <text:list-item>
          <text:p text:style-name="P109">rendor – called when component is used</text:p>
        </text:list-item>
        <text:list-item>
          <text:p text:style-name="P109">componentDidMount – <text:span text:style-name="T20">best time for data loading</text:span></text:p>
          <text:list>
            <text:list-item>
              <text:p text:style-name="P111">making requests to APIs, geo-location</text:p>
            </text:list-item>
            <text:list-item>
              <text:p text:style-name="P110">ONLY INVOKED 1 TIME</text:p>
            </text:list-item>
          </text:list>
        </text:list-item>
        <text:list-item>
          <text:p text:style-name="P109">compnentDidUpdate – <text:span text:style-name="T21">time to data load new data when state changes</text:span></text:p>
        </text:list-item>
        <text:list-item>
          <text:p text:style-name="P109">componentWill<text:span text:style-name="T19">Unm</text:span>ount – <text:span text:style-name="T22">best time for cleanup </text:span></text:p>
        </text:list-item>
      </text:list>
      <text:p text:style-name="P32">2 ways to <text:span text:style-name="T24">initialize</text:span> state</text:p>
      <text:p text:style-name="P32">1<text:span text:style-name="T23">st</text:span> way </text:p>
      <text:p text:style-name="P78"><text:s text:c="2"/>constructor(props){</text:p>
      <text:p text:style-name="P78"><text:s text:c="4"/>super(props);</text:p>
      <text:p text:style-name="P78"><text:s text:c="4"/>//ONLY ACCEPTABLE TIME</text:p>
      <text:p text:style-name="P78"><text:s text:c="4"/>this.state={lat:null, errorMessage: ''};</text:p>
      <text:p text:style-name="P78"><text:s text:c="2"/>}</text:p>
      <text:p text:style-name="P78"/>
      <text:p text:style-name="P32">2<text:span text:style-name="T23">nd</text:span> way</text:p>
      <text:p text:style-name="P78"><text:s text:c="2"/>state = {lat:null,errorMessage:''};</text:p>
      <text:p text:style-name="P64"/>
      <text:p text:style-name="P97">Notes on Handling User input with Forms and Events</text:p>
      <text:p text:style-name="P79">Project 4 uses API’s and forms with HTML</text:p>
      <text:p text:style-name="P33">Never put parenthsis for callbuck functions.</text:p>
      <text:p text:style-name="P64"><text:s text:c="2"/>onInputChange(){</text:p>
      <text:p text:style-name="P64"/>
      <text:p text:style-name="P64"><text:s text:c="2"/>}</text:p>
      <text:p text:style-name="P64"/>
      <text:p text:style-name="P64">&lt;input type="text" onChange={this.onInputChange}/&gt;</text:p>
      <text:p text:style-name="P80">See how there is no parenthesis?</text:p>
      <text:p text:style-name="P80"/>
      <text:p text:style-name="P34">Ways to handle form events</text:p>
      <text:list xml:id="list155832295" text:style-name="L10">
        <text:list-item>
          <text:p text:style-name="P128">onClick – <text:span text:style-name="T2">user clicks something</text:span></text:p>
        </text:list-item>
        <text:list-item>
          <text:p text:style-name="P128">onChange – <text:span text:style-name="T2">user changes text in an input</text:span></text:p>
        </text:list-item>
        <text:list-item>
          <text:p text:style-name="P128">onSubmit – <text:span text:style-name="T2">user submits a form</text:span></text:p>
        </text:list-item>
      </text:list>
      <text:p text:style-name="P64"/>
      <text:p text:style-name="P35">Controlled vs uncontrolled form elements</text:p>
      <text:p text:style-name="P36">Main difference - </text:p>
      <text:p text:style-name="P88">Controlled elements are able to return the value of state key pairs at any time!</text:p>
      <text:p text:style-name="P37">Controlled elements store values in components, not the DOM.</text:p>
      <text:p text:style-name="P88"/>
      <text:list xml:id="list3567034835" text:style-name="L11">
        <text:list-item>
          <text:p text:style-name="P112">uncontrolled</text:p>
          <text:list>
            <text:list-item>
              <text:p text:style-name="P112"><text:s/></text:p>
            </text:list-item>
          </text:list>
        </text:list-item>
        <text:list-item>
          <text:p text:style-name="P112">controlled</text:p>
          <text:list>
            <text:list-item>
              <text:p text:style-name="P114">Follows a flow to know what the value of state key pairs are at any time</text:p>
              <text:list>
                <text:list-item>
                  <text:p text:style-name="P115">Flow</text:p>
                </text:list-item>
                <text:list-item>
                  <text:p text:style-name="P115">user types in input </text:p>
                </text:list-item>
                <text:list-item>
                  <text:p text:style-name="P115">callback gets invoked </text:p>
                </text:list-item>
                <text:list-item>
                  <text:p text:style-name="P115">call setState with new value </text:p>
                </text:list-item>
                <text:list-item>
                  <text:p text:style-name="P113"><text:soft-page-break/><text:span text:style-name="T25">component rerenders</text:span> </text:p>
                </text:list-item>
                <text:list-item>
                  <text:p text:style-name="P115">input is told what its value is</text:p>
                </text:list-item>
              </text:list>
            </text:list-item>
          </text:list>
        </text:list-item>
      </text:list>
      <text:p text:style-name="P81"/>
      <text:p text:style-name="P38">Make sure to prevent webpage from reloading after hitting enter.</text:p>
      <text:p text:style-name="P38"/>
      <text:p text:style-name="P39">Understanding this in JS</text:p>
      <text:p text:style-name="P82">Example</text:p>
      <text:p text:style-name="P82"><text:s text:c="2"/>onFormSubmit(e){</text:p>
      <text:p text:style-name="P82"><text:s text:c="4"/>e.preventDefault();</text:p>
      <text:p text:style-name="P82"><text:s text:c="4"/>console.log(this.state.term);</text:p>
      <text:p text:style-name="P82"><text:s text:c="2"/>}</text:p>
      <text:p text:style-name="P82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83">Anytime you want to find the value of this, look to the left of the function call.</text:p>
      <text:p text:style-name="P84">ex. </text:p>
      <text:p text:style-name="P84">class Car{</text:p>
      <text:p text:style-name="P84"><text:tab/>setDriveSound(sound){</text:p>
      <text:p text:style-name="P84"><text:tab/>this.sound=sound;</text:p>
      <text:p text:style-name="P84">}</text:p>
      <text:p text:style-name="P84"><text:tab/>drive(){</text:p>
      <text:p text:style-name="P84"><text:tab/>return this.sound;</text:p>
      <text:p text:style-name="P84">}</text:p>
      <text:p text:style-name="P84">}</text:p>
      <text:p text:style-name="P84"/>
      <text:p text:style-name="P84">car.drive();</text:p>
      <text:p text:style-name="P84">look to the left of drive</text:p>
      <text:p text:style-name="P42">Ways to solve this error?</text:p>
      <text:list xml:id="list878627774" text:style-name="L12">
        <text:list-item>
          <text:p text:style-name="P129">Use the bind method</text:p>
          <text:p text:style-name="P138"><text:span text:style-name="T7">this.drive = this.drive.bind(this);</text:span><text:span text:style-name="T2"> </text:span></text:p>
        </text:list-item>
      </text:list>
      <text:p text:style-name="P85">class Car{</text:p>
      <text:p text:style-name="P85"><text:tab/>setDriveSound(sound){</text:p>
      <text:p text:style-name="P85"><text:tab/>this.sound=<text:span text:style-name="T26">this.</text:span>sound.<text:span text:style-name="T26">bind(this)</text:span>;</text:p>
      <text:p text:style-name="P85">}</text:p>
      <text:p text:style-name="P85"><text:tab/>drive(){</text:p>
      <text:p text:style-name="P85"><text:tab/>return this.sound;</text:p>
      <text:p text:style-name="P85">}</text:p>
      <text:p text:style-name="P85">}</text:p>
      <text:p text:style-name="P85"/>
      <text:p text:style-name="P85">car.drive();</text:p>
      <text:list xml:id="list127066761" text:style-name="L13">
        <text:list-item>
          <text:p text:style-name="P130">use an arrow function </text:p>
        </text:list-item>
        <text:list-item>
          <text:p text:style-name="P131">they dont have a this. The this in arrow functions are variables and can use the parents this when one is found.</text:p>
        </text:list-item>
        <text:list-item>
          <text:p text:style-name="P116"/>
        </text:list-item>
      </text:list>
      <text:p text:style-name="P43"/>
      <text:p text:style-name="P82"/>
      <text:p text:style-name="P82"/>
      <text:p text:style-name="P82"/>
      <text:p text:style-name="P82"><text:soft-page-break/></text:p>
      <text:p text:style-name="P44">Passing props from child to <text:span text:style-name="T27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82"/>
      <text:p text:style-name="P86"><text:span text:style-name="T7">Using props</text:span> <text:span text:style-name="T7">in class based components</text:span></text:p>
      <text:p text:style-name="P86">class App extends React.Component{</text:p>
      <text:p text:style-name="P86"><text:tab/>this.props.value=5;</text:p>
      <text:p text:style-name="P86">}</text:p>
      <text:p text:style-name="P82"/>
      <text:p text:style-name="P98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021381570" text:style-name="L14">
        <text:list-item>
          <text:p text:style-name="P117">3<text:span text:style-name="T23">rd</text:span> party package</text:p>
        </text:list-item>
        <text:list-item>
          <text:p text:style-name="P119">install axios in cli</text:p>
        </text:list-item>
      </text:list>
      <text:p text:style-name="P48"/>
      <text:p text:style-name="P48">Fetch</text:p>
      <text:list xml:id="list838217424" text:style-name="L15">
        <text:list-item>
          <text:p text:style-name="P118">function built into modern browsers</text:p>
        </text:list-item>
      </text:list>
      <text:p text:style-name="P89"/>
      <text:p text:style-name="P49">Handling requests with async wait</text:p>
      <text:list xml:id="list208867505" text:style-name="L16">
        <text:list-item>
          <text:p text:style-name="P132">Flow <text:span text:style-name="T2">of requests</text:span></text:p>
          <text:list>
            <text:list-item>
              <text:p text:style-name="P120">component renders itself 1 time </text:p>
            </text:list-item>
            <text:list-item>
              <text:p text:style-name="P120">onsearchsubmit method called </text:p>
            </text:list-item>
            <text:list-item>
              <text:p text:style-name="P120">request made to unsplash </text:p>
              <text:list>
                <text:list-item>
                  <text:p text:style-name="P120">wait ... </text:p>
                </text:list-item>
              </text:list>
            </text:list-item>
            <text:list-item>
              <text:p text:style-name="P120">request complete </text:p>
            </text:list-item>
            <text:list-item>
              <text:p text:style-name="P120">set image data on state of app component </text:p>
            </text:list-item>
            <text:list-item>
              <text:p text:style-name="P120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084617006" text:style-name="L17">
        <text:list-item>
          <text:p text:style-name="P121">add a .then to handle the <text:s/>promises(just an object) returned.</text:p>
        </text:list-item>
        <text:list-item>
          <text:p text:style-name="P121"><text:span text:style-name="T7">.</text:span><text:span text:style-name="T10">then only runs after promise is returned.</text:span> </text:p>
        </text:list-item>
      </text:list>
      <text:p text:style-name="P91">Example </text:p>
      <text:p text:style-name="P91">axios.get(https.google.com/hi).<text:span text:style-name="T7">then</text:span>((response) =&gt; {console.log(response)})</text:p>
      <text:list xml:id="list5514831130756" text:continue-numbering="true" text:style-name="L17">
        <text:list-item>
          <text:p text:style-name="P122"><text:s/></text:p>
        </text:list-item>
        <text:list-item>
          <text:p text:style-name="P122"><text:span text:style-name="T11">Use async </text:span><text:span text:style-name="T12">and await keywords</text:span></text:p>
        </text:list-item>
      </text:list>
      <text:p text:style-name="P133">Example </text:p>
      <text:p text:style-name="P92"><text:span text:style-name="T7">async</text:span> functioncalled (){</text:p>
      <text:p text:style-name="P92"><text:tab/>const response = <text:span text:style-name="T7">await</text:span> axios.get(‘www.google.com’);</text:p>
      <text:p text:style-name="P92"/>
      <text:p text:style-name="P51">ERROR – THIS.SETSTATE IS NOT A FUNCTION </text:p>
      <text:p text:style-name="P93">setup an arrow function to fix it.</text:p>
      <text:p text:style-name="P90"/>
      <text:p text:style-name="P134"><text:span text:style-name="T15">Notes on CSS Grid</text:span></text:p>
      <text:p text:style-name="P90">grid-template-columns: repeat(auto-fill,minmax(250px,1fr));</text:p>
      <text:list xml:id="list1166338390" text:style-name="L18">
        <text:list-item>
          <text:p text:style-name="P139"><text:span text:style-name="T4">This will create columns that are automatically generated. Each column will be 250px min</text:span></text:p>
        </text:list-item>
        <text:list-item>
          <text:p text:style-name="P139"><text:span text:style-name="T4"><text:s/></text:span><text:span text:style-name="T5">1fr stands for 1 fractional unit which is 1 unit of the available space</text:span></text:p>
        </text:list-item>
      </text:list>
      <text:p text:style-name="P140"><text:span text:style-name="T5"/></text:p>
      <text:p text:style-name="P135">Accessing the DOM with refs </text:p>
      <text:list xml:id="list641171838" text:style-name="L19">
        <text:list-item>
          <text:p text:style-name="P123">let ImageCard render itself </text:p>
        </text:list-item>
        <text:list-item>
          <text:p text:style-name="P123">reach into the DOM and figure out hegiht of the image </text:p>
        </text:list-item>
        <text:list-item>
          <text:p text:style-name="P123">set height on state of component </text:p>
        </text:list-item>
        <text:list-item>
          <text:p text:style-name="P123">assign a grid-row-end to make sure image takes up appropriate space</text:p>
        </text:list-item>
        <text:list-item>
          <text:p text:style-name="P137">use static span (span 2) or dynamic spans</text:p>
        </text:list-item>
      </text:list>
      <text:p text:style-name="P136"/>
      <text:p text:style-name="P136">React refs</text:p>
      <text:list xml:id="list3326302632" text:style-name="L20">
        <text:list-item>
          <text:p text:style-name="P124">gives access to a single DOM elements </text:p>
        </text:list-item>
        <text:list-item>
          <text:p text:style-name="P124">create refs in constructor, assign to instance variables, then pass to a jsx element as props</text:p>
        </text:list-item>
      </text:list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4T00:55:13.507800334</dc:date>
    <meta:editing-duration>P1DT28M53S</meta:editing-duration>
    <meta:editing-cycles>135</meta:editing-cycles>
    <meta:generator>LibreOffice/6.0.7.3$Linux_X86_64 LibreOffice_project/00m0$Build-3</meta:generator>
    <meta:document-statistic meta:table-count="0" meta:image-count="2" meta:object-count="0" meta:page-count="8" meta:paragraph-count="235" meta:word-count="1242" meta:character-count="7690" meta:non-whitespace-character-count="6610"/>
  </office:meta>
</office:document-meta>
</file>